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2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6:36:54.413500121</dc:date>
    <meta:editing-duration>PT2M28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93892626146236">
                <text:p>-2.93892626146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4.75528258147577">
                <text:p>-4.75528258147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75528258147577">
                <text:p>4.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3892626146237">
                <text:p>2.93892626146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93892626146236">
                <text:p>-2.93892626146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75528258147577">
                <text:p>-4.75528258147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